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8000000D2AB21EC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00ff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26cm" svg:height="5.673cm" svg:x="3.81cm" svg:y="0.985cm">
          <draw:image xlink:href="Pictures/1000000000000168000000D2AB21EC2A.png" xlink:type="simple" xlink:show="embed" xlink:actuate="onLoad">
            <text:p/>
          </draw:image>
        </draw:frame>
        <draw:custom-shape draw:style-name="gr2" draw:text-style-name="P1" draw:layer="layout" svg:width="3.665cm" svg:height="0.6cm" svg:x="3.81cm" svg:y="1.6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0.952cm" svg:x="14.605cm" svg:y="2.533cm">
          <text:p text:style-name="P1">add new repetition</text:p>
          <draw:enhanced-geometry svg:viewBox="0 0 21600 21600" draw:mirror-horizontal="false" draw:type="line-callout-2" draw:modifiers="-4451.50454863541 -25090.4512067156 -3544.14274631497 -8182.16159496327 -940.937718684395 12556.55823714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4.519cm" svg:height="0.7cm" svg:x="-0.001cm" svg:y="0cm">
          <text:p text:style-name="P1">param repeat</text:p>
          <draw:enhanced-geometry svg:viewBox="0 0 21600 21600" draw:mirror-horizontal="true" draw:type="line-callout-2" draw:modifiers="-10059.2920353982 56326.3908701854 -4248 26376.0342368046 -1189.91150442478 17070.47075606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8T16:24:20</dc:date>
    <meta:editing-duration>PT25H23M37S</meta:editing-duration>
    <meta:editing-cycles>7</meta:editing-cycles>
    <meta:generator>OpenOffice.org/3.0$Unix OpenOffice.org_project/300m21$Build-931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